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ce1"/>
        <table:table-row table:style-name="ro1">
          <table:table-cell table:style-name="Default" office:value-type="string" calcext:value-type="string">
            <text:p>Routes</text:p>
          </table:table-cell>
          <table:table-cell table:style-name="Default" office:value-type="string" calcext:value-type="string">
            <text:p>First Bus</text:p>
          </table:table-cell>
          <table:table-cell table:style-name="Default" office:value-type="string" calcext:value-type="string">
            <text:p>Last Bus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www.redbus.in/bus-tickets/thrissur-to-ernakulam" xlink:type="simple">Thrissur to Ernakul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ernakulam-to-thiruvananthapuram" xlink:type="simple">Ernakulam to Thiruvananthapuram</text:a></text:p>
          </table:table-cell>
          <table:table-cell office:value-type="time" office:time-value="PT00H01M00S" calcext:value-type="time">
            <text:p>12:01:00 AM</text:p>
          </table:table-cell>
          <table:table-cell office:value-type="time" office:time-value="PT23H30M00S" calcext:value-type="time">
            <text:p>11:3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ernakulam-to-thrissur" xlink:type="simple">Ernakulam to Thrissur</text:a></text:p>
          </table:table-cell>
          <table:table-cell office:value-type="time" office:time-value="PT00H01M00S" calcext:value-type="time">
            <text:p>12:01:00 AM</text:p>
          </table:table-cell>
          <table:table-cell office:value-type="time" office:time-value="PT23H50M00S" calcext:value-type="time">
            <text:p>11:5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iruvananthapuram-to-ernakulam" xlink:type="simple">Thiruvananthapuram to Ernakulam</text:a></text:p>
          </table:table-cell>
          <table:table-cell office:value-type="time" office:time-value="PT03H30M00S" calcext:value-type="time">
            <text:p>03:3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ernakulam-to-alapuzha" xlink:type="simple">Ernakulam to Alapuzha</text:a></text:p>
          </table:table-cell>
          <table:table-cell office:value-type="time" office:time-value="PT00H02M00S" calcext:value-type="time">
            <text:p>12:02:00 AM</text:p>
          </table:table-cell>
          <table:table-cell office:value-type="time" office:time-value="PT23H30M00S" calcext:value-type="time">
            <text:p>11:3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alapuzha-to-thiruvananthapuram" xlink:type="simple">Alapuzha to Thiruvananthapur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50M00S" calcext:value-type="time">
            <text:p>11:5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ernakulam-to-kollam" xlink:type="simple">Ernakulam to Kollam</text:a></text:p>
          </table:table-cell>
          <table:table-cell office:value-type="time" office:time-value="PT00H01M00S" calcext:value-type="time">
            <text:p>12:01:00 AM</text:p>
          </table:table-cell>
          <table:table-cell office:value-type="time" office:time-value="PT23H20M00S" calcext:value-type="time">
            <text:p>11:2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2">
          <table:table-cell office:value-type="string" calcext:value-type="string">
            <text:p><text:a xlink:href="https://www.redbus.in/bus-tickets/alapuzha-to-kollam" xlink:type="simple">Alapuzha to Koll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50M00S" calcext:value-type="time">
            <text:p>11:50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kollam-to-thiruvananthapuram" xlink:type="simple">Kollam to Thiruvananthapuram</text:a></text:p>
          </table:table-cell>
          <table:table-cell office:value-type="time" office:time-value="PT00H01M00S" calcext:value-type="time">
            <text:p>12:01:00 AM</text:p>
          </table:table-cell>
          <table:table-cell office:value-type="time" office:time-value="PT23H55M00S" calcext:value-type="time">
            <text:p>11:5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rissur-to-thiruvananthapuram" xlink:type="simple">Thrissur to Thiruvananthapur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alapuzha-to-ernakulam" xlink:type="simple">Alapuzha to Ernakul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55M00S" calcext:value-type="time">
            <text:p>11:5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kollam-to-ernakulam" xlink:type="simple">Kollam to Ernakulam</text:a></text:p>
          </table:table-cell>
          <table:table-cell office:value-type="time" office:time-value="PT00H10M00S" calcext:value-type="time">
            <text:p>12:1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iruvananthapuram-to-thrissur" xlink:type="simple">Thiruvananthapuram to Thrissur</text:a></text:p>
          </table:table-cell>
          <table:table-cell office:value-type="time" office:time-value="PT01H30M00S" calcext:value-type="time">
            <text:p>01:3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iruvananthapuram-to-kollam" xlink:type="simple">Thiruvananthapuram to Kollam</text:a>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iruvananthapuram-to-alapuzha" xlink:type="simple">Thiruvananthapuram to Alapuzha</text:a>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kollam-to-alapuzha" xlink:type="simple">Kollam to Alapuzha</text:a></text:p>
          </table:table-cell>
          <table:table-cell office:value-type="time" office:time-value="PT00H30M00S" calcext:value-type="time">
            <text:p>12:3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rissur-to-alapuzha" xlink:type="simple">Thrissur to Alapuzha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thrissur-to-kollam" xlink:type="simple">Thrissur to Kollam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alapuzha-to-thrissur" xlink:type="simple">Alapuzha to Thrissur</text:a></text:p>
          </table:table-cell>
          <table:table-cell office:value-type="time" office:time-value="PT00H05M00S" calcext:value-type="time">
            <text:p>12:05:00 AM</text:p>
          </table:table-cell>
          <table:table-cell office:value-type="time" office:time-value="PT23H55M00S" calcext:value-type="time">
            <text:p>11:5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>
          <table:table-cell office:value-type="string" calcext:value-type="string">
            <text:p><text:a xlink:href="https://www.redbus.in/bus-tickets/bangalore-to-mysore" xlink:type="simple">Bangalore to Mysore</text:a></text:p>
          </table:table-cell>
          <table:table-cell office:value-type="time" office:time-value="PT07H00M00S" calcext:value-type="time">
            <text:p>07:00:00 AM</text:p>
          </table:table-cell>
          <table:table-cell office:value-type="time" office:time-value="PT23H45M00S" calcext:value-type="time">
            <text:p>11:45:00 PM</text:p>
          </table:table-cell>
          <table:table-cell office:value-type="string" calcext:value-type="string">
            <text:p><text:a xlink:href="javascript:void(0)" xlink:type="simple">BOOK NOW</text:a>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1:02:59.348000000</meta:creation-date>
    <dc:date>2023-01-07T11:24:20.182000000</dc:date>
    <meta:editing-duration>PT21M21S</meta:editing-duration>
    <meta:editing-cycles>2</meta:editing-cycles>
    <meta:generator>LibreOffice/7.4.3.2$Windows_X86_64 LibreOffice_project/1048a8393ae2eeec98dff31b5c133c5f1d08b890</meta:generator>
    <meta:document-statistic meta:table-count="1" meta:cell-count="83" meta:object-count="0"/>
  </office:meta>
</office:document-meta>
</file>